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2300dc" draw:textarea-horizontal-align="center" draw:textarea-vertical-align="middle"/>
    </style:style>
    <style:style style:name="gr3" style:family="graphic" style:parent-style-name="standard">
      <style:graphic-properties draw:fill="solid" draw:fill-color="#808080" draw:textarea-horizontal-align="center" draw:textarea-vertical-align="middle"/>
    </style:style>
    <style:style style:name="gr4" style:family="graphic" style:parent-style-name="standard">
      <style:graphic-properties svg:stroke-width="0.2cm" draw:marker-start-width="0.35cm" draw:marker-end-width="0.35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cm" draw:marker-start-width="0cm" draw:marker-end-width="0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.2cm" svg:stroke-color="#808080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5cm" svg:height="15.5cm" svg:x="2cm" svg:y="0.5cm">
          <text:p/>
        </draw:rect>
        <draw:rect draw:style-name="gr2" draw:text-style-name="P2" draw:layer="layout" svg:width="6.5cm" svg:height="5cm" svg:x="0.5cm" svg:y="0.5cm">
          <text:p text:style-name="P1"><text:span text:style-name="T1">CMW-Unit</text:span></text:p>
          <text:p text:style-name="P1"><text:span text:style-name="T1">1</text:span></text:p>
        </draw:rect>
        <draw:rect draw:style-name="gr2" draw:text-style-name="P2" draw:layer="layout" svg:width="6.5cm" svg:height="5cm" svg:x="12cm" svg:y="0.5cm">
          <text:p text:style-name="P1"><text:span text:style-name="T1">CMW-Unit</text:span></text:p>
          <text:p text:style-name="P1"><text:span text:style-name="T1">2</text:span></text:p>
        </draw:rect>
        <draw:rect draw:style-name="gr2" draw:text-style-name="P2" draw:layer="layout" svg:width="6.5cm" svg:height="5cm" svg:x="0.5cm" svg:y="11cm">
          <text:p text:style-name="P1"><text:span text:style-name="T1">CMW-Unit</text:span></text:p>
          <text:p text:style-name="P1"><text:span text:style-name="T1">3</text:span></text:p>
        </draw:rect>
        <draw:rect draw:style-name="gr2" draw:text-style-name="P2" draw:layer="layout" svg:width="6.5cm" svg:height="5cm" svg:x="12cm" svg:y="11cm">
          <text:p text:style-name="P1"><text:span text:style-name="T1">CMW-Unit</text:span></text:p>
          <text:p text:style-name="P1"><text:span text:style-name="T1">4</text:span></text:p>
        </draw:rect>
        <draw:rect draw:style-name="gr3" draw:text-style-name="P1" draw:layer="layout" svg:width="2cm" svg:height="2cm" svg:x="8.5cm" svg:y="2cm">
          <text:p text:style-name="P1">+1</text:p>
        </draw:rect>
        <draw:rect draw:style-name="gr3" draw:text-style-name="P1" draw:layer="layout" svg:width="2cm" svg:height="2cm" svg:x="8.5cm" svg:y="13.6cm">
          <text:p text:style-name="P1">+1</text:p>
        </draw:rect>
        <draw:rect draw:style-name="gr3" draw:text-style-name="P1" draw:layer="layout" svg:width="2cm" svg:height="2cm" svg:x="14.5cm" svg:y="6.5cm">
          <text:p text:style-name="P1">+1</text:p>
        </draw:rect>
        <draw:rect draw:style-name="gr3" draw:text-style-name="P1" draw:layer="layout" svg:width="2cm" svg:height="2cm" svg:x="2.5cm" svg:y="6.5cm">
          <text:p text:style-name="P1">+1</text:p>
        </draw:rect>
        <draw:line draw:style-name="gr4" draw:text-style-name="P1" draw:layer="layout" svg:x1="13.5cm" svg:y1="9.5cm" svg:x2="5.5cm" svg:y2="9.5cm">
          <text:p/>
        </draw:line>
        <draw:line draw:style-name="gr4" draw:text-style-name="P1" draw:layer="layout" svg:x1="5.5cm" svg:y1="5.5cm" svg:x2="5.5cm" svg:y2="11cm">
          <text:p/>
        </draw:line>
        <draw:line draw:style-name="gr4" draw:text-style-name="P1" draw:layer="layout" svg:x1="13.5cm" svg:y1="5.5cm" svg:x2="13.5cm" svg:y2="11cm">
          <text:p/>
        </draw:line>
        <draw:circle draw:style-name="gr5" draw:text-style-name="P1" draw:layer="layout" svg:width="1cm" svg:height="1cm" svg:x="9cm" svg:y="4cm">
          <text:p text:style-name="P1">+1</text:p>
        </draw:circle>
        <draw:line draw:style-name="gr6" draw:text-style-name="P1" draw:layer="layout" svg:x1="6.5cm" svg:y1="5.5cm" svg:x2="6.5cm" svg:y2="6.5cm">
          <text:p/>
        </draw:line>
        <draw:line draw:style-name="gr6" draw:text-style-name="P1" draw:layer="layout" svg:x1="6.5cm" svg:y1="11cm" svg:x2="6.5cm" svg:y2="8cm">
          <text:p/>
        </draw:line>
        <draw:line draw:style-name="gr6" draw:text-style-name="P1" draw:layer="layout" svg:x1="4.5cm" svg:y1="7.5cm" svg:x2="6.5cm" svg:y2="8cm">
          <text:p/>
        </draw:line>
        <draw:circle draw:style-name="gr5" draw:text-style-name="P1" draw:layer="layout" svg:width="1cm" svg:height="1cm" svg:x="7cm" svg:y="14cm">
          <text:p text:style-name="P1">-1</text:p>
        </draw:circle>
        <draw:line draw:style-name="gr4" draw:text-style-name="P1" draw:layer="layout" svg:x1="7.5cm" svg:y1="14cm" svg:x2="9.5cm" svg:y2="12.5cm">
          <text:p/>
        </draw:line>
        <draw:line draw:style-name="gr4" draw:text-style-name="P1" draw:layer="layout" svg:x1="9.5cm" svg:y1="4.8cm" svg:x2="9.5cm" svg:y2="7.6cm">
          <text:p/>
        </draw:line>
        <draw:line draw:style-name="gr6" draw:text-style-name="P1" draw:layer="layout" svg:x1="4.5cm" svg:y1="7.5cm" svg:x2="6.5cm" svg:y2="6.5cm">
          <text:p/>
        </draw:line>
        <draw:line draw:style-name="gr6" draw:text-style-name="P1" draw:layer="layout" svg:x1="12.5cm" svg:y1="5.5cm" svg:x2="12.5cm" svg:y2="6.5cm">
          <text:p/>
        </draw:line>
        <draw:line draw:style-name="gr6" draw:text-style-name="P1" draw:layer="layout" svg:x1="12.5cm" svg:y1="11cm" svg:x2="12.5cm" svg:y2="8cm">
          <text:p/>
        </draw:line>
        <draw:line draw:style-name="gr6" draw:text-style-name="P1" draw:layer="layout" svg:x1="14.5cm" svg:y1="7.5cm" svg:x2="12.5cm" svg:y2="8cm">
          <text:p/>
        </draw:line>
        <draw:line draw:style-name="gr6" draw:text-style-name="P1" draw:layer="layout" svg:x1="14.5cm" svg:y1="7.5cm" svg:x2="12.5cm" svg:y2="6.5cm">
          <text:p/>
        </draw:line>
        <draw:rect draw:style-name="gr7" draw:text-style-name="P1" draw:layer="layout" svg:width="3.5cm" svg:height="6cm" svg:x="7.8cm" svg:y="7.3cm">
          <text:p text:style-name="P1">Power-</text:p>
          <text:p text:style-name="P1">Distributio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3-11-29T14:16:16.09</meta:creation-date>
    <dc:date>2013-11-29T14:42:36.71</dc:date>
    <dc:creator>Florian Hisch</dc:creator>
    <meta:editing-duration>PT19M25S</meta:editing-duration>
    <meta:editing-cycles>4</meta:editing-cycles>
    <meta:generator>OpenOffice.org/3.3$Win32 OpenOffice.org_project/330m20$Build-9567</meta:generator>
    <meta:document-statistic meta:object-count="25"/>
  </office:meta>
</office:document-meta>
</file>